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bold" officeooo:rsid="003931b5" officeooo:paragraph-rsid="003a3978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093a2" officeooo:paragraph-rsid="000093a2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277bd" officeooo:paragraph-rsid="000277b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3b846" officeooo:paragraph-rsid="0003b846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7a429" officeooo:paragraph-rsid="0007a429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a8f03" officeooo:paragraph-rsid="000a8f03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1f792c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5e82" fo:background-color="#ffff0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c985" fo:background-color="#ffff00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Verdana" fo:font-size="13pt" fo:font-weight="bold" officeooo:rsid="000f5e82" officeooo:paragraph-rsid="000f5e82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d3130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359db" officeooo:paragraph-rsid="006359db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525d94" fo:background-color="#ffffff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76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77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78" style:family="paragraph" style:parent-style-name="Standard">
      <style:paragraph-properties style:line-height-at-least="0.503cm"/>
      <style:text-properties fo:color="#d4d4d4" fo:background-color="#ffffff"/>
    </style:style>
    <style:style style:name="P79" style:family="paragraph" style:parent-style-name="Standard">
      <style:paragraph-properties fo:text-align="start" style:justify-single-word="false"/>
      <style:text-properties fo:color="#6a9955" style:font-name="Consolas" fo:font-size="10.5pt" fo:font-weight="normal" officeooo:paragraph-rsid="00525d94" fo:background-color="#ffffff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85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Verdana" fo:font-size="13pt" fo:letter-spacing="normal" fo:language="en" fo:country="US" fo:font-style="normal" fo:font-weight="bold" officeooo:rsid="000093a2" officeooo:paragraph-rsid="000093a2" style:font-size-asian="13pt" style:font-weight-asian="bold" style:font-size-complex="13pt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0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4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96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97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98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101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102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103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104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105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106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501f2f" officeooo:paragraph-rsid="00501f2f" style:font-size-asian="11pt" style:font-weight-asian="normal" style:font-size-complex="11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c4d19" officeooo:paragraph-rsid="000a8f03" style:font-size-asian="11pt" style:font-weight-asian="normal" style:font-size-complex="11pt" style:font-weight-complex="normal"/>
    </style:style>
    <style:style style:name="P109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10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11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13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14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15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1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1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1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fo:background-color="#ffbf00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fo:background-color="#ffbf00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" fo:font-size="11pt" fo:letter-spacing="normal" fo:language="en" fo:country="GB" fo:font-style="normal" officeooo:rsid="00533af4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Verdana" fo:font-size="11pt" fo:letter-spacing="normal" fo:language="en" fo:country="GB" fo:font-style="normal" officeooo:rsid="00525d94" fo:background-color="#b4c7dc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officeooo:rsid="000277bd"/>
    </style:style>
    <style:style style:name="T16" style:family="text">
      <style:text-properties fo:font-variant="normal" fo:text-transform="none" fo:letter-spacing="normal" fo:font-style="normal" officeooo:rsid="001341c9"/>
    </style:style>
    <style:style style:name="T17" style:family="text">
      <style:text-properties fo:font-variant="normal" fo:text-transform="none" fo:letter-spacing="normal" fo:font-style="normal" officeooo:rsid="0013423a"/>
    </style:style>
    <style:style style:name="T18" style:family="text">
      <style:text-properties fo:font-variant="normal" fo:text-transform="none" fo:letter-spacing="normal" fo:font-style="normal" officeooo:rsid="001a96ea"/>
    </style:style>
    <style:style style:name="T19" style:family="text">
      <style:text-properties fo:font-variant="normal" fo:text-transform="none" fo:letter-spacing="normal" fo:font-style="normal" officeooo:rsid="001b4720"/>
    </style:style>
    <style:style style:name="T20" style:family="text">
      <style:text-properties fo:font-variant="normal" fo:text-transform="none" fo:letter-spacing="normal" fo:font-style="normal" officeooo:rsid="001b4759"/>
    </style:style>
    <style:style style:name="T21" style:family="text">
      <style:text-properties fo:font-variant="normal" fo:text-transform="none" fo:letter-spacing="normal" fo:font-style="normal" officeooo:rsid="001b6bbf"/>
    </style:style>
    <style:style style:name="T22" style:family="text">
      <style:text-properties fo:font-variant="normal" fo:text-transform="none" fo:letter-spacing="normal" fo:font-style="normal" officeooo:rsid="001988dd"/>
    </style:style>
    <style:style style:name="T23" style:family="text">
      <style:text-properties fo:font-variant="normal" fo:text-transform="none" fo:letter-spacing="normal" fo:font-style="normal" officeooo:rsid="00204cfe"/>
    </style:style>
    <style:style style:name="T24" style:family="text">
      <style:text-properties fo:font-variant="normal" fo:text-transform="none" fo:letter-spacing="normal" fo:font-style="normal" officeooo:rsid="0021a276"/>
    </style:style>
    <style:style style:name="T25" style:family="text">
      <style:text-properties fo:font-variant="normal" fo:text-transform="none" fo:letter-spacing="normal" fo:font-style="normal" officeooo:rsid="0023016c"/>
    </style:style>
    <style:style style:name="T26" style:family="text">
      <style:text-properties fo:font-variant="normal" fo:text-transform="none" fo:letter-spacing="normal" fo:font-style="normal" officeooo:rsid="00427e62"/>
    </style:style>
    <style:style style:name="T27" style:family="text">
      <style:text-properties fo:font-variant="normal" fo:text-transform="none" fo:letter-spacing="normal" fo:font-style="normal" fo:background-color="#ffbf00" loext:char-shading-value="0"/>
    </style:style>
    <style:style style:name="T28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29" style:family="text">
      <style:text-properties fo:font-variant="normal" fo:text-transform="none" fo:letter-spacing="normal" fo:language="en" fo:country="GB" fo:font-style="normal"/>
    </style:style>
    <style:style style:name="T30" style:family="text">
      <style:text-properties fo:font-variant="normal" fo:text-transform="none" fo:letter-spacing="normal" fo:language="en" fo:country="GB" fo:font-style="normal" officeooo:rsid="001cef5b"/>
    </style:style>
    <style:style style:name="T31" style:family="text">
      <style:text-properties fo:font-variant="normal" fo:text-transform="none" fo:letter-spacing="normal" fo:language="en" fo:country="GB" fo:font-style="normal" officeooo:rsid="002df0f7"/>
    </style:style>
    <style:style style:name="T32" style:family="text">
      <style:text-properties fo:font-variant="normal" fo:text-transform="none" fo:letter-spacing="normal" fo:language="en" fo:country="GB" fo:font-style="normal" officeooo:rsid="0032c111"/>
    </style:style>
    <style:style style:name="T33" style:family="text">
      <style:text-properties fo:font-variant="normal" fo:text-transform="none" fo:letter-spacing="normal" fo:language="en" fo:country="GB" fo:font-style="normal" officeooo:rsid="003dab65"/>
    </style:style>
    <style:style style:name="T34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5" style:family="text">
      <style:text-properties fo:font-variant="normal" fo:text-transform="none" fo:color="#d4d4d4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a933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c9211e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8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39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40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font-weight="normal" officeooo:rsid="000d3d76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font-weight="normal" officeooo:rsid="00533af4" style:font-size-asian="11pt" style:font-size-complex="11pt"/>
    </style:style>
    <style:style style:name="T48" style:family="text">
      <style:text-properties fo:color="#000000" style:font-name="Verdana" fo:font-size="11pt" fo:font-weight="normal" officeooo:rsid="0056009f" style:font-size-asian="11pt" style:font-size-complex="11pt"/>
    </style:style>
    <style:style style:name="T49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51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52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53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6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57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58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59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0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1" style:family="text">
      <style:text-properties fo:color="#000000" style:font-name="Verdana" fo:font-size="11pt" fo:font-weight="bold" officeooo:rsid="000a8f03" style:font-size-asian="11pt" style:font-weight-asian="bold" style:font-size-complex="11pt" style:font-weight-complex="bold"/>
    </style:style>
    <style:style style:name="T62" style:family="text">
      <style:text-properties fo:color="#000000" style:font-name="Verdana" fo:font-size="11pt" fo:font-weight="bold" officeooo:rsid="000d3d76" style:font-size-asian="11pt" style:font-weight-asian="bold" style:font-size-complex="11pt" style:font-weight-complex="bold"/>
    </style:style>
    <style:style style:name="T63" style:family="text">
      <style:text-properties fo:color="#000000" style:font-name="Consolas" fo:font-size="10.5pt" fo:font-weight="normal"/>
    </style:style>
    <style:style style:name="T64" style:family="text">
      <style:text-properties fo:color="#000000" style:font-name="Consolas" fo:font-size="10.5pt" fo:font-weight="normal" officeooo:rsid="00525d94"/>
    </style:style>
    <style:style style:name="T65" style:family="text">
      <style:text-properties fo:color="#000000" style:font-name="Consolas" fo:font-size="10.5pt" fo:font-weight="normal" officeooo:rsid="00533af4"/>
    </style:style>
    <style:style style:name="T66" style:family="text">
      <style:text-properties officeooo:rsid="0003b846"/>
    </style:style>
    <style:style style:name="T67" style:family="text">
      <style:text-properties officeooo:rsid="0008b923"/>
    </style:style>
    <style:style style:name="T68" style:family="text">
      <style:text-properties officeooo:rsid="000f616b"/>
    </style:style>
    <style:style style:name="T69" style:family="text">
      <style:text-properties officeooo:rsid="000fc985"/>
    </style:style>
    <style:style style:name="T70" style:family="text">
      <style:text-properties officeooo:rsid="00119004"/>
    </style:style>
    <style:style style:name="T71" style:family="text">
      <style:text-properties officeooo:rsid="001341c9"/>
    </style:style>
    <style:style style:name="T72" style:family="text">
      <style:text-properties officeooo:rsid="0013423a"/>
    </style:style>
    <style:style style:name="T73" style:family="text">
      <style:text-properties fo:language="en" fo:country="GB" officeooo:rsid="002df0f7"/>
    </style:style>
    <style:style style:name="T74" style:family="text">
      <style:text-properties fo:language="en" fo:country="GB" officeooo:rsid="0032c111"/>
    </style:style>
    <style:style style:name="T75" style:family="text">
      <style:text-properties officeooo:rsid="004ab5cd"/>
    </style:style>
    <style:style style:name="T76" style:family="text">
      <style:text-properties officeooo:rsid="00507700"/>
    </style:style>
    <style:style style:name="T77" style:family="text">
      <style:text-properties officeooo:rsid="00525d94"/>
    </style:style>
    <style:style style:name="T78" style:family="text">
      <style:text-properties style:font-name="Consolas" fo:font-size="10.5pt" fo:font-weight="normal"/>
    </style:style>
    <style:style style:name="T79" style:family="text">
      <style:text-properties fo:color="#c9211e" style:font-name="Consolas" fo:font-size="10.5pt" fo:font-weight="normal"/>
    </style:style>
    <style:style style:name="T80" style:family="text">
      <style:text-properties officeooo:rsid="005d3130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fo:background-color="#ffbf00" loext:char-shading-value="0" style:font-weight-asian="bold" style:font-weight-complex="bold"/>
    </style:style>
    <style:style style:name="T83" style:family="text">
      <style:text-properties officeooo:rsid="005eefb1"/>
    </style:style>
    <style:style style:name="T84" style:family="text">
      <style:text-properties officeooo:rsid="005ef8b8"/>
    </style:style>
    <style:style style:name="T85" style:family="text">
      <style:text-properties fo:background-color="#ffb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bookmark text:name="tw-target-text"/>Management and control of a road junction</text:p>
      <text:p text:style-name="P5"/>
      <text:p text:style-name="P5"/>
      <text:p text:style-name="P5">Documentation</text:p>
      <text:p text:style-name="P5"/>
      <text:p text:style-name="P6"/>
      <text:p text:style-name="P38">Hardware prerequisites:</text:p>
      <text:p text:style-name="P7">(Referred version is related to compiling effectiveness)</text:p>
      <text:list xml:id="list753115340" text:style-name="L1">
        <text:list-item>
          <text:p text:style-name="P86">Windows 10.0.18363</text:p>
        </text:list-item>
      </text:list>
      <text:list xml:id="list2802079976" text:style-name="L2">
        <text:list-item>
          <text:p text:style-name="P87">Ubuntu 20.04 LTS</text:p>
        </text:list-item>
        <text:list-item>
          <text:p text:style-name="P87">MacOS 13.5.1</text:p>
        </text:list-item>
      </text:list>
      <text:p text:style-name="P6"/>
      <text:p text:style-name="P6"/>
      <text:p text:style-name="P39">Hardware used: </text:p>
      <text:list xml:id="list138765156" text:style-name="L3">
        <text:list-item>
          <text:p text:style-name="P88">CPU Ryzen 2600</text:p>
        </text:list-item>
        <text:list-item>
          <text:p text:style-name="P88">GPU AMD RX380</text:p>
        </text:list-item>
        <text:list-item>
          <text:p text:style-name="P91">Monitor PnP 1920*1080 (minimal requirement, game map has these fixed dimension)</text:p>
        </text:list-item>
        <text:list-item>
          <text:p text:style-name="P112"><text:span text:style-name="T55">RAM </text:span><text:span text:style-name="T56">16gb (min 4</text:span><text:span text:style-name="T57">gb</text:span><text:span text:style-name="T56">)</text:span></text:p>
        </text:list-item>
      </text:list>
      <text:p text:style-name="P8"/>
      <text:p text:style-name="P39">Software prerequisites</text:p>
      <text:list xml:id="list4169025745" text:style-name="L4">
        <text:list-item>
          <text:p text:style-name="P92"><text:a xlink:type="simple" xlink:href="https://www.python.org/" text:style-name="Internet_20_link" text:visited-style-name="Visited_20_Internet_20_Link">Python</text:a> v3.x <text:span text:style-name="T66">(with PIP)</text:span></text:p>
        </text:list-item>
      </text:list>
      <text:list xml:id="list1421365794" text:style-name="L5">
        <text:list-item>
          <text:p text:style-name="P89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89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80">Extension name</text:p>
          </table:table-cell>
          <table:table-cell table:style-name="Table1.A1" office:value-type="string">
            <text:p text:style-name="P80">Extension search name</text:p>
          </table:table-cell>
          <table:table-cell table:style-name="Table1.A1" office:value-type="string">
            <text:p text:style-name="P80">Version</text:p>
          </table:table-cell>
          <table:table-cell table:style-name="Table1.A1" office:value-type="string">
            <text:p text:style-name="P80">License</text:p>
          </table:table-cell>
          <table:table-cell table:style-name="Table1.A1" office:value-type="string">
            <text:p text:style-name="P80">Author</text:p>
          </table:table-cell>
        </table:table-row>
        <table:table-row>
          <table:table-cell table:style-name="Table1.A1" office:value-type="string">
            <text:p text:style-name="P81">Python</text:p>
          </table:table-cell>
          <table:table-cell table:style-name="Table1.A1" office:value-type="string">
            <text:p text:style-name="P83">ms-python.python</text:p>
            <text:p text:style-name="P83"/>
          </table:table-cell>
          <table:table-cell table:style-name="Table1.A1" office:value-type="string">
            <text:p text:style-name="P82"><text:span text:style-name="T14">v2020.6.90262</text:span> </text:p>
          </table:table-cell>
          <table:table-cell table:style-name="Table1.A1" office:value-type="string">
            <text:p text:style-name="P81">Link</text:p>
          </table:table-cell>
          <table:table-cell table:style-name="Table1.A1" office:value-type="string">
            <text:p text:style-name="P81">Microsoft</text:p>
          </table:table-cell>
        </table:table-row>
        <table:table-row>
          <table:table-cell table:style-name="Table1.A1" office:value-type="string">
            <text:p text:style-name="P82"><text:span text:style-name="T14">Path Intellisense</text:span> </text:p>
          </table:table-cell>
          <table:table-cell table:style-name="Table1.A1" office:value-type="string">
            <text:p text:style-name="P82"><text:span text:style-name="T15">c</text:span><text:span text:style-name="T14">hristian-kohler.path-intellisense</text:span></text:p>
          </table:table-cell>
          <table:table-cell table:style-name="Table1.A1" office:value-type="string">
            <text:p text:style-name="P82"><text:span text:style-name="T14">v2.2.1</text:span> </text:p>
          </table:table-cell>
          <table:table-cell table:style-name="Table1.A1" office:value-type="string">
            <text:p text:style-name="P81">Link</text:p>
          </table:table-cell>
          <table:table-cell table:style-name="Table1.A1" office:value-type="string">
            <text:p text:style-name="P84">Christian Kohler</text:p>
          </table:table-cell>
        </table:table-row>
      </table:table>
      <text:p text:style-name="P24"/>
      <text:list xml:id="list2517577852" text:style-name="L6">
        <text:list-item>
          <text:p text:style-name="P93">SQLServer 2017</text:p>
        </text:list-item>
        <text:list-item>
          <text:p text:style-name="P93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1179553819" text:style-name="L7">
        <text:list-item>
          <text:p text:style-name="P90">OpenGL (Often included in the latest GPU drivers <text:a xlink:type="simple" xlink:href="https://www.amd.com/en/support" text:style-name="Internet_20_link" text:visited-style-name="Visited_20_Internet_20_Link"><text:span text:style-name="T70">AMD</text:span></text:a><text:span text:style-name="T70"> / </text:span><text:a xlink:type="simple" xlink:href="https://www.nvidia.it/Download/index.aspx?lang=it" text:style-name="Internet_20_link" text:visited-style-name="Visited_20_Internet_20_Link"><text:span text:style-name="T70">Nvidia</text:span></text:a>)</text:p>
        </text:list-item>
        <text:list-item>
          <text:p text:style-name="P95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95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95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95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95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95"><text:a xlink:type="simple" xlink:href="https://www.7-zip.org/" text:style-name="Internet_20_link" text:visited-style-name="Visited_20_Internet_20_Link">7-Zip </text:a>(Optional<text:span text:style-name="T66">)</text:span></text:p>
        </text:list-item>
      </text:list>
      <text:p text:style-name="P9"/>
      <text:p text:style-name="P40">Required libraries:</text:p>
      <text:list xml:id="list1601711223" text:style-name="L8">
        <text:list-item>
          <text:p text:style-name="P96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96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97"><text:a xlink:type="simple" xlink:href="https://numpy.org/" text:style-name="Internet_20_link" text:visited-style-name="Visited_20_Internet_20_Link">Numpy</text:a> v1.18.0</text:p>
        </text:list-item>
        <text:list-item>
          <text:p text:style-name="P94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97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98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6">(Included with Python)</text:span></text:p>
        </text:list-item>
        <text:list-item>
          <text:p text:style-name="P99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100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9"><text:soft-page-break/></text:p>
      <text:p text:style-name="P37">Background knowledge requirements</text:p>
      <text:p text:style-name="P32"><text:line-break/></text:p>
      <text:p text:style-name="P34">Extensive knowledge of programming with Python</text:p>
      <text:p text:style-name="P33"/>
      <text:p text:style-name="P33">Basis of command line interface parameters and folders navigation</text:p>
      <text:p text:style-name="P33"/>
      <text:p text:style-name="P33">Extensive knowledge of Arcade library for Python</text:p>
      <text:p text:style-name="P33"/>
      <text:p text:style-name="P33">Basis of statistics and math (normal distribution, trigonometry, geometry)</text:p>
      <text:p text:style-name="P33"/>
      <text:p text:style-name="P33">Basis of physics (uniform linear motion, circular motion, acceleration and friction)</text:p>
      <text:p text:style-name="P33"/>
      <text:p text:style-name="P76"><text:span text:style-name="T54">C</text:span><text:span text:style-name="T49">omplete understanding of given </text:span><text:span text:style-name="T55">execution </text:span><text:span text:style-name="T49">flowchart</text:span></text:p>
      <text:p text:style-name="P35"/>
      <text:p text:style-name="P36">Basis of Transact-SQL (Basic queries (SELECT and INSERT))</text:p>
      <text:p text:style-name="P36"/>
      <text:p text:style-name="P77"><text:span text:style-name="T49">Basis of Microsoft SQL Server Management Studio </text:span><text:span text:style-name="T58">(SSMS)</text:span></text:p>
      <text:p text:style-name="P36"/>
      <text:p text:style-name="P36">Extensive knowledge of PowerBI/QlikSense</text:p>
      <text:p text:style-name="P36"/>
      <text:p text:style-name="P36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1">Introduction</text:p>
      <text:p text:style-name="P12"/>
      <text:p text:style-name="P12"/>
      <text:p text:style-name="P11"><text:span text:style-name="T67">Born as a school project, </text:span>TrafficSim is an x86 application written in Python, using Arcade library for rendering <text:span text:style-name="T67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67">in order to:</text:span></text:p>
      <text:list xml:id="list293329926" text:style-name="L9">
        <text:list-item>
          <text:p text:style-name="P101">In/decrease cars ratio of spawn </text:p>
        </text:list-item>
        <text:list-item>
          <text:p text:style-name="P101">In/decrease the chance of ignoring <text:span text:style-name="T75">basic traffic rules</text:span></text:p>
        </text:list-item>
        <text:list-item>
          <text:p text:style-name="P101">In/decrease the overall speed</text:p>
        </text:list-item>
        <text:list-item>
          <text:p text:style-name="P102">Emulate traffic concentration trends</text:p>
        </text:list-item>
        <text:list-item>
          <text:p text:style-name="P102">Keep tracks of the vehicles later by accessing data stored in both local and cloud databases.</text:p>
        </text:list-item>
      </text:list>
      <text:p text:style-name="P25"/>
      <text:p text:style-name="P25"/>
      <text:p text:style-name="P4"><text:span text:style-name="T45">One of the main aspects is the ability to use SSMS </text:span><text:span text:style-name="T46">with more complex data analysis tools like: <text:s/></text:span></text:p>
      <text:list xml:id="list3322515611" text:style-name="L10">
        <text:list-item>
          <text:p text:style-name="P103">PowerBI </text:p>
        </text:list-item>
        <text:list-item>
          <text:p text:style-name="P103">QlikSense</text:p>
        </text:list-item>
        <text:list-item>
          <text:p text:style-name="P103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><text:soft-page-break/></text:p>
      <text:p text:style-name="P42"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<text:span text:style-name="T81">Traffic SIM:</text:span></text:p>
      <text:p text:style-name="P14"/>
      <text:list xml:id="list2686744528" text:style-name="L11">
        <text:list-item>
          <text:p text:style-name="P104"><text:span text:style-name="T81">Project –</text:span> The main program folder</text:p>
          <text:p text:style-name="P104"/>
        </text:list-item>
      </text:list>
      <text:p text:style-name="P14"/>
      <text:list xml:id="list164308650719298" text:continue-numbering="true" text:style-name="L11">
        <text:list-item>
          <text:p text:style-name="P106"><text:span text:style-name="T81">Concept Art -</text:span> It contains the original ideas that brought us to realize <text:tab/><text:tab/> <text:s text:c="3"/>this project</text:p>
        </text:list-item>
      </text:list>
      <text:p text:style-name="P14"/>
      <text:p text:style-name="P14"/>
      <text:list xml:id="list164308539082455" text:continue-numbering="true" text:style-name="L11">
        <text:list-item>
          <text:p text:style-name="P106"><text:span text:style-name="T81">Flowchart -</text:span> A simple file, which can be opened with the DIA Diagram <text:tab/><text:tab/> Editor, it explains in a graphical way how the program <text:tab/><text:tab/><text:tab/> works step by step </text:p>
          <text:p text:style-name="P106"/>
          <text:p text:style-name="P106"/>
        </text:list-item>
        <text:list-item>
          <text:p text:style-name="P107"><text:span text:style-name="T81">SQLServer –</text:span> It contains a single script .sql file. Executing it from <text:tab/><text:tab/><text:tab/> <text:s/>SSMS in order to create the table for vehicles <text:tab/><text:tab/><text:tab/><text:tab/> <text:s/>information</text:p>
          <text:p text:style-name="P106"/>
          <text:p text:style-name="P106"/>
        </text:list-item>
        <text:list-item>
          <text:p text:style-name="P106"><text:span text:style-name="T81">InfluxDB -</text:span> A set of usefull scripts that can help create a brand new <text:tab/><text:tab/> <text:s text:c="7"/>database with Influx, it also gives the connection strings <text:tab/><text:tab/> <text:s text:c="7"/>in Pytho<text:span text:style-name="T71">n. </text:span>(The current code does not use Influx, we still <text:tab/><text:tab/> <text:s text:c="7"/>Included the folder for future needs)</text:p>
          <text:p text:style-name="P106"/>
          <text:p text:style-name="P106"/>
        </text:list-item>
        <text:list-item>
          <text:p text:style-name="P106"><text:span text:style-name="T81">Script -</text:span> InfluxDB related scripts, take a look.</text:p>
          <text:p text:style-name="P106"/>
          <text:p text:style-name="P106"/>
          <text:p text:style-name="P106"/>
        </text:list-item>
        <text:list-item>
          <text:p text:style-name="P106"><text:span text:style-name="T81">Sound -</text:span>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164308484143344" text:continue-numbering="true" text:style-name="L11">
        <text:list-item>
          <text:p text:style-name="P113"><text:span text:style-name="T61">Sprites –</text:span><text:span text:style-name="T38"> Sets of sprites, divided in several subfolders. <text:tab/><text:tab/><text:tab/><text:tab/> <text:s text:c="4"/>Feel free to change ‘em, although u should </text:span><text:span text:style-name="T39">mantain</text:span><text:span text:style-name="T38"> the <text:tab/><text:tab/> <text:s text:c="4"/>proportions/</text:span><text:span text:style-name="T40">dimensions</text:span></text:p>
          <text:p text:style-name="P108"/>
          <text:p text:style-name="P108"/>
        </text:list-item>
        <text:list-item>
          <text:p text:style-name="P113"><text:span text:style-name="T62">Usefull Stuff –</text:span><text:span text:style-name="T41"> A set of </text:span><text:span text:style-name="T42">PDFs with math/physic theory.</text:span></text:p>
        </text:list-item>
      </text:list>
      <text:p text:style-name="P23"/>
      <text:p text:style-name="P23"/>
      <text:list xml:id="list164307675999926" text:continue-numbering="true" text:style-name="L11">
        <text:list-header>
          <text:p text:style-name="P105"/>
        </text:list-header>
      </text:list>
      <text:p text:style-name="P14"/>
      <text:p text:style-name="P16"><text:soft-page-break/></text:p>
      <text:p text:style-name="P46">Execution Order</text:p>
      <text:p text:style-name="P16"/>
      <text:p text:style-name="P16"/>
      <text:p text:style-name="P44">Steps for fresh start:</text:p>
      <text:p text:style-name="P17"><text:tab/></text:p>
      <text:list xml:id="list4117128903" text:style-name="L12">
        <text:list-item>
          <text:p text:style-name="P109"><text:tab/>Download and install Python 3.x</text:p>
          <text:p text:style-name="P109"/>
        </text:list-item>
        <text:list-item>
          <text:p text:style-name="P109"><text:tab/>Download and install Visual Studio Code / Py<text:span text:style-name="T68">C</text:span>harm / Favorite IDE</text:p>
          <text:p text:style-name="P109"/>
        </text:list-item>
        <text:list-item>
          <text:p text:style-name="P109"><text:tab/>Reboot</text:p>
        </text:list-item>
      </text:list>
      <text:p text:style-name="P17"/>
      <text:list xml:id="list164308877551796" text:continue-numbering="true" text:style-name="L12">
        <text:list-item>
          <text:p text:style-name="P109"><text:tab/>Download <text:a xlink:type="simple" xlink:href="https://bootstrap.pypa.io/get-pip.py" text:style-name="Internet_20_link" text:visited-style-name="Visited_20_Internet_20_Link">PIP</text:a></text:p>
          <text:p text:style-name="P109"/>
        </text:list-item>
        <text:list-item>
          <text:p text:style-name="P109"><text:tab/>Save it as a file named: get-pip.py</text:p>
          <text:p text:style-name="P109"/>
        </text:list-item>
        <text:list-item>
          <text:p text:style-name="P114"><text:span text:style-name="T43"><text:tab/>Copy&amp;Paste the file in </text:span><text:a xlink:type="simple" xlink:href="file:///C:/" text:style-name="Internet_20_link" text:visited-style-name="Visited_20_Internet_20_Link">C:\</text:a><text:span text:style-name="T43"> </text:span></text:p>
          <text:p text:style-name="P109"/>
        </text:list-item>
        <text:list-item>
          <text:p text:style-name="P109"><text:tab/>Open C<text:span text:style-name="T69">MD</text:span> as admin</text:p>
          <text:p text:style-name="P109"/>
        </text:list-item>
        <text:list-item>
          <text:p text:style-name="P109"><text:tab/><text:span text:style-name="T68">Navigate to the folder containing the file</text:span></text:p>
          <text:p text:style-name="P109"/>
        </text:list-item>
        <text:list-item>
          <text:p text:style-name="P110"><text:tab/><text:span text:style-name="T69">Paste this and press enter: </text:span>py get-pip.py</text:p>
          <text:p text:style-name="P110"/>
          <text:p text:style-name="P110"/>
        </text:list-item>
      </text:list>
      <text:p text:style-name="P1"><text:span text:style-name="T50"><text:s text:c="5"/>1</text:span><text:span text:style-name="T53">0</text:span><text:span text:style-name="T50">. </text:span><text:span text:style-name="T44">Open up another CMD an</text:span><text:span text:style-name="T51">d executes these commands one </text:span><text:span text:style-name="T52">by one</text:span><text:span text:style-name="T51">:</text:span></text:p>
      <text:p text:style-name="P18"/>
      <text:p text:style-name="P18"><text:tab/><text:tab/><text:span text:style-name="T69">py -m pip install arcade</text:span></text:p>
      <text:p text:style-name="P18"><text:tab/><text:tab/><text:span text:style-name="T69">py -m pip install pymunk</text:span></text:p>
      <text:p text:style-name="P18"><text:tab/><text:tab/><text:span text:style-name="T69">py -m pip install numpy</text:span></text:p>
      <text:p text:style-name="P18"><text:tab/><text:tab/><text:span text:style-name="T69">py -m pip install pyglet</text:span></text:p>
      <text:p text:style-name="P18"><text:tab/><text:tab/><text:span text:style-name="T69">py -m pip install matplotlib</text:span></text:p>
      <text:p text:style-name="P18"><text:tab/><text:tab/><text:span text:style-name="T76">py -m pip install pyodbc</text:span></text:p>
      <text:p text:style-name="P18"/>
      <text:p text:style-name="P45">--<text:span text:style-name="T72">End of “Fresh start steps”</text:span>--</text:p>
      <text:p text:style-name="P17"/>
      <text:p text:style-name="P17"><text:span text:style-name="T73"><text:s text:c="4"/>1</text:span><text:span text:style-name="T74">1</text:span><text:span text:style-name="T73">. </text:span><text:span text:style-name="T71">Open up your IDE:</text:span></text:p>
      <text:p text:style-name="P17"><text:tab/></text:p>
      <text:p text:style-name="P21"><text:tab/><text:span text:style-name="T71">If your IDE is VSCode search and install these 2 extensions:</text:span></text:p>
      <text:p text:style-name="P47"><text:tab/><text:tab/></text:p>
      <text:list xml:id="list2458582481" text:style-name="L13">
        <text:list-item>
          <text:p text:style-name="P115">ms-python.python</text:p>
        </text:list-item>
      </text:list>
      <text:list xml:id="list1320222992" text:style-name="L14">
        <text:list-item>
          <text:p text:style-name="P111"><text:span text:style-name="T15">c</text:span><text:span text:style-name="T14">hristian-kohler.path-intellisense</text:span></text:p>
        </text:list-item>
      </text:list>
      <text:list xml:id="list3929700120" text:style-name="L15">
        <text:list-header>
          <text:p text:style-name="P116"/>
        </text:list-header>
      </text:list>
      <text:p text:style-name="P19"><text:span text:style-name="T31"><text:s text:c="4"/>1</text:span><text:span text:style-name="T32">2</text:span><text:span text:style-name="T31">. </text:span><text:span text:style-name="T17">Reboot IDE</text:span></text:p>
      <text:p text:style-name="P49"/>
      <text:p text:style-name="P49"><text:tab/>Select linting (we used Pylint, comes free with VSCode)</text:p>
      <text:p text:style-name="P48"/>
      <text:p text:style-name="P19"><text:span text:style-name="T32"><text:s text:c="4"/>13. </text:span><text:span text:style-name="T16">Open the “Project folder”</text:span></text:p>
      <text:p text:style-name="P50"/>
      <text:p text:style-name="P20"><text:span text:style-name="T32"><text:s text:c="4"/>14. </text:span><text:span text:style-name="T16">Execute main.py</text:span></text:p>
      <text:p text:style-name="P51"><text:soft-page-break/></text:p>
      <text:p text:style-name="P43"><text:span text:style-name="T16">P</text:span><text:span text:style-name="T22">roject: How does it even work?</text:span></text:p>
      <text:p text:style-name="P52"/>
      <text:p text:style-name="P53">Understanding the mechanics can be somewhat tricky. I will try to be as clear as possible.</text:p>
      <text:p text:style-name="P53"/>
      <text:p text:style-name="P54">The first thing you should understand is the “<text:span text:style-name="T82">map.py</text:span>” file.</text:p>
      <text:p text:style-name="P55">This file contains several arrays:</text:p>
      <text:p text:style-name="P27"><text:span text:style-name="T14"><text:tab/>Array “map”: </text:span><text:span text:style-name="T18">take a closer look at this and you should see a minimalist crossroad,</text:span></text:p>
      <text:p text:style-name="P56"><text:tab/>the values represents:</text:p>
      <text:p text:style-name="P56"/>
      <text:p text:style-name="P56"><text:tab/><text:tab/>0: boundaries, which means everything outside the road</text:p>
      <text:p text:style-name="P56"/>
      <text:p text:style-name="P2"><text:span text:style-name="T18"><text:tab/><text:tab/></text:span><text:span text:style-name="T34">1: spawn point for vehicles</text:span></text:p>
      <text:p text:style-name="P75"/>
      <text:p text:style-name="P27"><text:span text:style-name="T18"><text:tab/><text:tab/>2: despawning point for </text:span><text:span text:style-name="T19">vehicles </text:span></text:p>
      <text:p text:style-name="P57"/>
      <text:p text:style-name="P57"><text:tab/><text:tab/>3: road, space where the a vehicle is free to move</text:p>
      <text:p text:style-name="P57"/>
      <text:p text:style-name="P27"><text:span text:style-name="T19"><text:tab/><text:tab/>4: traffic light/stop, pretty self-explanatory, </text:span><text:span text:style-name="T20">vehicles will/will not respect this</text:span></text:p>
      <text:p text:style-name="P58"><text:tab/><text:tab/> <text:s text:c="3"/>just like in real life…</text:p>
      <text:p text:style-name="P58"/>
      <text:p text:style-name="P59"><text:tab/><text:tab/>5: center of the crossroad, part of the map with no particular functions.</text:p>
      <text:p text:style-name="P59"/>
      <text:p text:style-name="P59"/>
      <text:p text:style-name="P59"><text:tab/>Array “Points”:</text:p>
      <text:p text:style-name="P59"/>
      <text:p text:style-name="P59"><text:tab/><text:tab/>Array of arrays, each array gives info about:</text:p>
      <text:list xml:id="list2737494411" text:style-name="L16">
        <text:list-header>
          <text:p text:style-name="P117"/>
        </text:list-header>
        <text:list-item>
          <text:p text:style-name="P117">Cube center_x</text:p>
          <text:p text:style-name="P117"/>
        </text:list-item>
        <text:list-item>
          <text:p text:style-name="P117">Cube center_y</text:p>
        </text:list-item>
      </text:list>
      <text:p text:style-name="P59"/>
      <text:list xml:id="list164307695631864" text:continue-numbering="true" text:style-name="L16">
        <text:list-item>
          <text:p text:style-name="P117">Function (Spawn/Despawn)</text:p>
          <text:p text:style-name="P117"/>
        </text:list-item>
        <text:list-item>
          <text:p text:style-name="P117">Site (N,S,W,E)</text:p>
          <text:p text:style-name="P117"/>
        </text:list-item>
        <text:list-item>
          <text:p text:style-name="P117">Road side (Left/Right)</text:p>
          <text:p text:style-name="P117"/>
        </text:list-item>
        <text:list-item>
          <text:p text:style-name="P117">Direction (In/Out)</text:p>
          <text:p text:style-name="P117"/>
        </text:list-item>
        <text:list-item>
          <text:p text:style-name="P118">Traffic lights only also has a value between 1 and 4</text:p>
        </text:list-item>
      </text:list>
      <text:p text:style-name="P60"/>
      <text:p text:style-name="P28"><text:span text:style-name="T21">S</text:span><text:span text:style-name="T14">o, what does the map.py file does? </text:span></text:p>
      <text:p text:style-name="P61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61">The arrays allowed us to assign a specific value to different categories of cubes.</text:p>
      <text:p text:style-name="P22"><text:soft-page-break/><text:span text:style-name="T29">Different categories means different behavior</text:span><text:span text:style-name="T30">s</text:span><text:span text:style-name="T29"> and so, in the end, </text:span><text:span text:style-name="T30">it allows us </text:span><text:span text:style-name="T29">to move the car by cube coordinates instead of using vectors or “if” loop</text:span><text:span text:style-name="T33">s.</text:span></text:p>
      <text:p text:style-name="P62"><text:span text:style-name="T85">“cubes.py”</text:span> file:</text:p>
      <text:p text:style-name="P62"/>
      <text:p text:style-name="P62"><text:tab/>def __init__ function:</text:p>
      <text:p text:style-name="P62"><text:tab/><text:tab/>It simply initializes the variables for the cubes, such as:</text:p>
      <text:p text:style-name="P62"/>
      <text:p text:style-name="P62"><text:tab/><text:tab/><text:tab/>Positions (x,y)</text:p>
      <text:p text:style-name="P62"><text:tab/><text:tab/><text:tab/><text:tab/>Value in a corner of the sprite</text:p>
      <text:p text:style-name="P62"/>
      <text:p text:style-name="P62"><text:tab/><text:tab/><text:tab/>Center (x,y)</text:p>
      <text:p text:style-name="P62"><text:tab/><text:tab/><text:tab/><text:tab/>Values in the center of the sprite</text:p>
      <text:p text:style-name="P62"/>
      <text:p text:style-name="P29"><text:span text:style-name="T14"><text:tab/><text:tab/><text:tab/></text:span><text:span text:style-name="T26">V</text:span><text:span text:style-name="T14">al</text:span></text:p>
      <text:p text:style-name="P62"><text:tab/><text:tab/><text:tab/><text:tab/>Value assigned in map file, from 0 to 5, that allows us to build <text:tab/><text:tab/><text:tab/><text:tab/><text:tab/>the map by connecting the sprites. Basic.</text:p>
      <text:p text:style-name="P62"/>
      <text:p text:style-name="P62"><text:tab/><text:tab/><text:tab/>next_step()</text:p>
      <text:p text:style-name="P62"><text:tab/><text:tab/><text:tab/><text:tab/>Logic for the car to move across the map with a series of <text:tab/><text:tab/><text:tab/><text:tab/><text:tab/>checks</text:p>
      <text:p text:style-name="P62"><text:tab/><text:tab/><text:tab/></text:p>
      <text:p text:style-name="P62"><text:tab/>def recognition() function:</text:p>
      <text:p text:style-name="P62"><text:tab/><text:tab/>allows us to select terrain sprites and put them in the exact spot.</text:p>
      <text:p text:style-name="P62"><text:tab/><text:tab/><text:tab/></text:p>
      <text:p text:style-name="P54"/>
      <text:p text:style-name="P62"/>
      <text:p text:style-name="P54"/>
      <text:p text:style-name="P54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63"><text:span text:style-name="T85">“Screen.py”</text:span> file:</text:p>
      <text:p text:style-name="P63"><text:tab/>A single class “Window” that renders EVERYTHING on the screen.</text:p>
      <text:p text:style-name="P63"><text:tab/>Basic.</text:p>
      <text:p text:style-name="P63"><text:tab/></text:p>
      <text:p text:style-name="P30"><text:span text:style-name="T14"><text:tab/>On </text:span><text:span text:style-name="T23">def </text:span><text:span text:style-name="T14">__init__() we initialize the sprites lists (for vehicles, music, textures and <text:tab/><text:tab/>timings)</text:span></text:p>
      <text:p text:style-name="P63"/>
      <text:p text:style-name="P63"><text:tab/>On Setup() we populate the lists of:</text:p>
      <text:p text:style-name="P63"><text:tab/><text:tab/>Vehicles </text:p>
      <text:p text:style-name="P63"><text:tab/><text:tab/>Music</text:p>
      <text:p text:style-name="P63"><text:tab/><text:tab/>Textures</text:p>
      <text:p text:style-name="P63"><text:tab/><text:tab/>Timings</text:p>
      <text:p text:style-name="P63"/>
      <text:p text:style-name="P63"><text:tab/>and, with a simple for loop, we iterate the sprite positioning through the map <text:tab/>surface.</text:p>
      <text:p text:style-name="P63"/>
      <text:p text:style-name="P30"><text:span text:style-name="T14"><text:tab/></text:span><text:span text:style-name="T23">On def on_draw() we initialize the rendering and effectively proceed to draw <text:tab/>everything we need.</text:span></text:p>
      <text:p text:style-name="P64"/>
      <text:p text:style-name="P64"><text:tab/>On def on_key_press: we basically assign function to keyboards button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30"><text:span text:style-name="T27">“</text:span><text:span text:style-name="T28">fov.py</text:span><text:span text:style-name="T27">”</text:span><text:span text:style-name="T14"> </text:span><text:span text:style-name="T24">file:</text:span></text:p>
      <text:p text:style-name="P31"><text:span text:style-name="T24"><text:tab/>Vehicles needs to have a fov and it must vary, why? Because in the real world <text:tab/>people have different attention span. Variety </text:span><text:span text:style-name="T25">and random choices </text:span><text:span text:style-name="T24">in the program <text:tab/>emulates these fluctuations.</text:span></text:p>
      <text:p text:style-name="P65"/>
      <text:p text:style-name="P31"><text:span text:style-name="T24"><text:tab/></text:span><text:span text:style-name="T25">How does it works?</text:span></text:p>
      <text:p text:style-name="P66"><text:tab/>It is very simple, we have several lists of values, we pick them with a random <text:tab/>picker and basically execute an algebr<text:span text:style-name="T77">a</text:span>ic operation to return a value (R_dist).</text:p>
      <text:p text:style-name="P66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67"/>
      <text:p text:style-name="P3"><text:span text:style-name="T6"><text:tab/></text:span><text:span text:style-name="T8">Fov file also comes with a connection string.</text:span></text:p>
      <text:p text:style-name="P68"><text:tab/>It manages the connection between the program and a SQLServer 2017 database <text:tab/>instance.</text:p>
      <text:p text:style-name="P68"/>
      <text:p text:style-name="P68"><text:tab/>It is not strictly required in order to run the code, however, should you not want to <text:tab/>write data in a database, both the connection string and the code section between:</text:p>
      <text:p text:style-name="P73"><text:tab/></text:p>
      <text:p text:style-name="P79"><text:span text:style-name="T11"><text:tab/></text:span><text:span text:style-name="T12">#From here</text:span></text:p>
      <text:p text:style-name="P79"><text:span text:style-name="T11"><text:tab/><text:tab/></text:span><text:span text:style-name="T13">#Database info related stuff</text:span></text:p>
      <text:p text:style-name="P79"><text:span text:style-name="T11"><text:tab/><text:tab/> ...some code…, </text:span><text:span text:style-name="T12">100 lines more or less</text:span></text:p>
      <text:p text:style-name="P79"><text:span text:style-name="T11"><text:tab/><text:tab/></text:span><text:span text:style-name="T37">def</text:span><text:span text:style-name="T35"> </text:span><text:span text:style-name="T36">queryThis</text:span><text:span text:style-name="T35">(</text:span><text:span text:style-name="T37">self</text:span><text:span text:style-name="T35">):</text:span></text:p>
      <text:p text:style-name="P78">        <text:tab/><text:tab/><text:tab/><text:span text:style-name="T79">self</text:span><text:span text:style-name="T63">.cursor =</text:span><text:span text:style-name="T78"> </text:span><text:span text:style-name="T63">cursor</text:span></text:p>
      <text:p text:style-name="P78">        <text:tab/><text:tab/><text:tab/><text:span text:style-name="T79">self</text:span><text:span text:style-name="T63">.cursor.execute(“</text:span><text:span text:style-name="T64">Very </text:span><text:span text:style-name="T65">B</text:span><text:span text:style-name="T64">ig </text:span><text:span text:style-name="T65">Q</text:span><text:span text:style-name="T64">uery</text:span><text:span text:style-name="T63">”)</text:span></text:p>
      <text:p text:style-name="P78">        <text:tab/><text:tab/><text:tab/><text:span text:style-name="T63">cursor.commit()</text:span></text:p>
      <text:p text:style-name="P78"><text:span text:style-name="T63"><text:tab/></text:span><text:span text:style-name="T47">#To here</text:span></text:p>
      <text:p text:style-name="P26"/>
      <text:p text:style-name="P78"><text:span text:style-name="T47"><text:tab/></text:span><text:span text:style-name="T59">“</text:span><text:span text:style-name="T60">queryThis is called in the Fov.py file inside the def Setup(self) function.”</text:span></text:p>
      <text:p text:style-name="P26"/>
      <text:p text:style-name="P26"><text:tab/>The “Very Big Query” mechanics:</text:p>
      <text:p text:style-name="P78"><text:span text:style-name="T47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48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47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26"><text:tab/><text:tab/>By tweaking with the settings you can simulate any kind of situation and <text:tab/><text:tab/><text:tab/>create any sort of real-life model.</text:p>
      <text:p text:style-name="P72"/>
      <text:p text:style-name="P3"><text:span text:style-name="T9">“</text:span><text:span text:style-name="T10">FPS_Counter.py</text:span><text:span text:style-name="T9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74"><text:soft-page-break/>Car spawn Ratio</text:p>
      <text:p text:style-name="P69"/>
      <text:p text:style-name="P69"/>
      <text:p text:style-name="P70">100 fps = 1.6Rsec <text:s/><text:span text:style-name="T80">(R means </text:span>REAL seconds, the execution time.<text:span text:style-name="T80">)</text:span></text:p>
      <text:p text:style-name="P69"/>
      <text:p text:style-name="P69">1 fps = 0.016Rsec</text:p>
      <text:p text:style-name="P69"/>
      <text:p text:style-name="P69">1Rh = 3600s</text:p>
      <text:p text:style-name="P69"/>
      <text:p text:style-name="P69">FPS/Rh? 3600/1.6 = 2250 * 100FPS = 225000 FPS/Rh</text:p>
      <text:p text:style-name="P69"/>
      <text:p text:style-name="P69">225000 : 3600Rs = X : 900Rs (<text:span text:style-name="T83">15mins </text:span><text:span text:style-name="T84">we</text:span><text:span text:style-name="T83"> the time we had for the presentation</text:span>) </text:p>
      <text:p text:style-name="P69"/>
      <text:p text:style-name="P69">X = (900*225000) / 3600 = 56250 FPS/15Rm</text:p>
      <text:p text:style-name="P69"/>
      <text:p text:style-name="P69">Range FPS = (0, 56250)</text:p>
      <text:p text:style-name="P69"/>
      <text:p text:style-name="P69"><text:tab/><text:tab/> <text:s text:c="14"/>Time slot<text:tab/><text:tab/><text:tab/> FPS</text:p>
      <text:p text:style-name="P69"/>
      <text:list xml:id="list127036387" text:style-name="L17">
        <text:list-item>
          <text:p text:style-name="P120">01.00 to 04.00 <text:tab/><text:tab/><text:tab/><text:tab/>1500</text:p>
        </text:list-item>
        <text:list-item>
          <text:p text:style-name="P120">05.00 or 00.00<text:tab/><text:tab/><text:tab/><text:tab/> 750</text:p>
        </text:list-item>
        <text:list-item>
          <text:p text:style-name="P120">06.00 or 23.00 <text:tab/><text:tab/><text:tab/><text:tab/> 500</text:p>
        </text:list-item>
        <text:list-item>
          <text:p text:style-name="P120">07.00 or 11.00 or 22.00 <text:tab/><text:tab/><text:tab/> 200</text:p>
        </text:list-item>
        <text:list-item>
          <text:p text:style-name="P120">08.00 or 10.00 or 16.00 or 21.00 <text:tab/> 175</text:p>
        </text:list-item>
        <text:list-item>
          <text:p text:style-name="P120">09.00 or 20.00 <text:tab/><text:tab/><text:tab/><text:tab/> 150</text:p>
        </text:list-item>
        <text:list-item>
          <text:p text:style-name="P120">15.00 or 17.00 or 19.00 <text:tab/><text:tab/><text:tab/> 125</text:p>
        </text:list-item>
        <text:list-item>
          <text:p text:style-name="P120">12.00 or 14.00 or 18.00 <text:tab/><text:tab/><text:tab/> 100</text:p>
        </text:list-item>
        <text:list-item>
          <text:p text:style-name="P120">13.00 <text:tab/><text:tab/><text:tab/><text:tab/><text:tab/> <text:s/>75</text:p>
        </text:list-item>
      </text:list>
      <text:p text:style-name="P69"/>
      <text:p text:style-name="P69"/>
      <text:p text:style-name="P69"><text:tab/><text:tab/> <text:s text:c="2"/>F<text:tab/> <text:s text:c="7"/>Rsec<text:tab/> <text:s text:c="7"/>Car/h <text:s text:c="4"/>Car/15Rmin</text:p>
      <text:list xml:id="list3381488198" text:style-name="L18">
        <text:list-item>
          <text:p text:style-name="P121">1500<text:tab/><text:tab/>24<text:tab/><text:tab/>150<text:tab/><text:tab/>37.5</text:p>
        </text:list-item>
        <text:list-item>
          <text:p text:style-name="P121"><text:s/>750<text:tab/><text:tab/>12<text:tab/><text:tab/>300<text:tab/><text:tab/> 75</text:p>
        </text:list-item>
        <text:list-item>
          <text:p text:style-name="P121"><text:s/>500<text:tab/><text:tab/> 8<text:tab/><text:tab/>450<text:tab/><text:tab/>112</text:p>
        </text:list-item>
        <text:list-item>
          <text:p text:style-name="P121"><text:s/>200<text:tab/><text:tab/>3.2<text:tab/> <text:s text:c="7"/>1125<text:tab/><text:tab/>281</text:p>
        </text:list-item>
        <text:list-item>
          <text:p text:style-name="P121"><text:s/>175<text:tab/><text:tab/>2.8<text:tab/> <text:s text:c="7"/>1285<text:tab/><text:tab/>321</text:p>
        </text:list-item>
        <text:list-item>
          <text:p text:style-name="P121"><text:s/>150<text:tab/><text:tab/>2.4<text:tab/> <text:s text:c="7"/>1500<text:tab/><text:tab/>375</text:p>
        </text:list-item>
        <text:list-item>
          <text:p text:style-name="P121"><text:s/>100<text:tab/><text:tab/>1.6<text:tab/> <text:s text:c="7"/>2250<text:tab/><text:tab/>562</text:p>
        </text:list-item>
        <text:list-item>
          <text:p text:style-name="P121"><text:s text:c="2"/>75<text:tab/><text:tab/>1.2<text:tab/> <text:s text:c="7"/>3000<text:tab/><text:tab/>750</text:p>
        </text:list-item>
      </text:list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3T16:43:07.078000000</dc:date>
    <meta:editing-duration>PT5H53M6S</meta:editing-duration>
    <meta:editing-cycles>83</meta:editing-cycles>
    <meta:document-statistic meta:table-count="1" meta:image-count="0" meta:object-count="0" meta:page-count="10" meta:paragraph-count="242" meta:word-count="1649" meta:character-count="9937" meta:non-whitespace-character-count="8113"/>
  </office:meta>
</office:document-meta>
</file>